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="Arrow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15cm" draw:marker-start="Arrow" draw:marker-start-width="0.23cm" draw:marker-end="Arrow" draw:marker-end-width="0.23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opacity="50%" draw:textarea-horizontal-align="center" draw:textarea-vertical-align="middle" fo:padding-top="0.175cm" fo:padding-bottom="0.175cm" fo:padding-left="0.3cm" fo:padding-right="0.3cm" draw:shadow-opacity="50%"/>
    </style:style>
    <style:style style:name="gr13" style:family="graphic" style:parent-style-name="standard">
      <style:graphic-properties draw:stroke="dash" draw:stroke-dash="Ultrafine_20_Dashed" svg:stroke-width="0.15cm" draw:marker-start="Arrow" draw:marker-start-width="0.5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P4" style:family="paragraph">
      <style:paragraph-properties fo:text-align="center"/>
      <style:text-properties fo:font-family="'Palatino Linotype'" style:font-style-name="Fett" style:font-family-generic="roman" style:font-pitch="variable" fo:font-size="15pt" fo:font-style="normal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2cm" svg:y="4cm">
          <draw:image xlink:href="Pictures/100000000000059100000271460BCDA9.png" xlink:type="simple" xlink:show="embed" xlink:actuate="onLoad">
            <text:p text:style-name="P5"/>
          </draw:image>
        </draw:frame>
        <draw:custom-shape draw:style-name="gr2" draw:text-style-name="P3" draw:id="id7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6" draw:layer="layout" svg:width="0.8cm" svg:height="0.8cm" svg:x="15cm" svg:y="6.5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5cm" svg:height="0.5cm" svg:x="20.5cm" svg:y="9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3" draw:layer="layout" svg:width="0.8cm" svg:height="0.8cm" svg:x="26cm" svg:y="14.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 text:style-name="P5"/>
        </draw:rect>
        <draw:rect draw:style-name="gr4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6cm" svg:y="3.5cm">
          <text:p text:style-name="P5"/>
        </draw:rect>
        <draw:rect draw:style-name="gr3" draw:text-style-name="P4" draw:layer="layout" svg:width="7.5cm" svg:height="7.5cm" svg:x="-13.5cm" svg:y="11cm">
          <text:p text:style-name="P5"/>
        </draw:rect>
        <draw:rect draw:style-name="gr3" draw:text-style-name="P1" draw:layer="layout" svg:width="7.5cm" svg:height="7.5cm" svg:x="-6cm" svg:y="11cm">
          <text:p text:style-name="P5"/>
        </draw:rect>
        <draw:custom-shape draw:style-name="gr2" draw:text-style-name="P3" draw:id="id16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4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1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2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1" draw:layer="layout" svg:width="0.8cm" svg:height="0.8cm" svg:x="20.5cm" svg:y="9cm">
          <text:p text:style-name="P2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9" draw:layer="layout" svg:width="0.834cm" svg:height="0.833cm" svg:x="-10.167cm" svg:y="15.167cm">
          <text:p text:style-name="P2">6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7" draw:layer="layout" svg:width="0.833cm" svg:height="0.833cm" svg:x="-4.333cm" svg:y="8.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" draw:layer="layout" svg:width="0.8cm" svg:height="0.8cm" svg:x="24cm" svg:y="13.5cm">
          <text:p text:style-name="P2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20" draw:layer="layout" svg:width="0.833cm" svg:height="0.833cm" svg:x="-9.333cm" svg:y="13.5cm">
          <text:p text:style-name="P2">8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2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 text:style-name="P5"/>
        </draw:rect>
        <draw:frame draw:style-name="gr6" draw:text-style-name="P6" draw:layer="layout" svg:width="8cm" svg:height="2.156cm" svg:x="-9.5cm" svg:y="1.344cm">
          <draw:text-box>
            <text:p text:style-name="P5"><text:span text:style-name="T2">Spielewelt</text:span></text:p>
          </draw:text-box>
        </draw:frame>
        <draw:frame draw:style-name="gr6" draw:text-style-name="P6" draw:layer="layout" svg:width="8cm" svg:height="2.156cm" svg:x="12cm" svg:y="1.344cm">
          <draw:text-box>
            <text:p text:style-name="P5"><text:span text:style-name="T2">reale Welt</text:span></text:p>
          </draw:text-box>
        </draw:frame>
        <draw:rect draw:style-name="gr7" draw:text-style-name="P3" draw:id="id8" draw:layer="layout" svg:width="0.8cm" svg:height="0.8cm" svg:x="6.5cm" svg:y="6.5cm">
          <text:p text:style-name="P2"><text:span text:style-name="T1">P1</text:span></text:p>
        </draw:rect>
        <draw:rect draw:style-name="gr7" draw:text-style-name="P3" draw:id="id5" draw:layer="layout" svg:width="0.8cm" svg:height="0.8cm" svg:x="16cm" svg:y="7.5cm">
          <text:p text:style-name="P2"><text:span text:style-name="T1">P2</text:span></text:p>
        </draw:rect>
        <draw:rect draw:style-name="gr7" draw:text-style-name="P3" draw:id="id2" draw:layer="layout" svg:width="0.8cm" svg:height="0.8cm" svg:x="26cm" svg:y="13.5cm">
          <text:p text:style-name="P2"><text:span text:style-name="T1">P3</text:span></text:p>
        </draw:rect>
        <draw:connector draw:style-name="gr8" draw:text-style-name="P4" draw:layer="layout" draw:type="curve" svg:x1="24.8cm" svg:y1="13.899cm" svg:x2="26cm" svg:y2="13.9cm" draw:start-shape="id1" draw:start-glue-point="10" draw:end-shape="id2">
          <text:p text:style-name="P5"/>
        </draw:connector>
        <draw:connector draw:style-name="gr9" draw:text-style-name="P4" draw:layer="layout" draw:type="curve" svg:x1="26.8cm" svg:y1="14.899cm" svg:x2="26.8cm" svg:y2="13.9cm" draw:start-shape="id3" draw:start-glue-point="10" draw:end-shape="id2" draw:end-glue-point="1">
          <text:p text:style-name="P5"/>
        </draw:connector>
        <draw:connector draw:style-name="gr8" draw:text-style-name="P4" draw:layer="layout" draw:type="curve" svg:x1="14.399cm" svg:y1="7.8cm" svg:x2="16.4cm" svg:y2="8.3cm" draw:start-shape="id4" draw:start-glue-point="8" draw:end-shape="id5" draw:end-glue-point="2">
          <text:p text:style-name="P5"/>
        </draw:connector>
        <draw:connector draw:style-name="gr8" draw:text-style-name="P4" draw:layer="layout" draw:type="curve" svg:x1="15.399cm" svg:y1="7.3cm" svg:x2="16cm" svg:y2="7.9cm" draw:start-shape="id6" draw:start-glue-point="8" draw:end-shape="id5" draw:end-glue-point="3">
          <text:p text:style-name="P5"/>
        </draw:connector>
        <draw:connector draw:style-name="gr8" draw:text-style-name="P4" draw:layer="layout" draw:type="curve" svg:x1="5.682cm" svg:y1="7.116cm" svg:x2="6.5cm" svg:y2="6.9cm" draw:start-shape="id7" draw:start-glue-point="11" draw:end-shape="id8" draw:end-glue-point="3">
          <text:p text:style-name="P5"/>
        </draw:connector>
        <draw:connector draw:style-name="gr9" draw:text-style-name="P4" draw:layer="layout" draw:type="curve" svg:x1="6.9cm" svg:y1="7.3cm" svg:x2="5.682cm" svg:y2="8.616cm" draw:start-shape="id8" draw:start-glue-point="2" draw:end-shape="id9" draw:end-glue-point="11">
          <text:p text:style-name="P5"/>
        </draw:connector>
        <draw:connector draw:style-name="gr8" draw:text-style-name="P4" draw:layer="layout" draw:type="curve" svg:x1="7.3cm" svg:y1="6.9cm" svg:x2="7.682cm" svg:y2="8.116cm" draw:start-shape="id8" draw:start-glue-point="1" draw:end-shape="id10" draw:end-glue-point="11">
          <text:p text:style-name="P5"/>
        </draw:connector>
        <draw:connector draw:style-name="gr10" draw:text-style-name="P1" draw:layer="layout" draw:type="curve" draw:line-skew="-0.713cm" svg:x1="6.9cm" svg:y1="6.5cm" svg:x2="16.4cm" svg:y2="7.5cm" draw:start-shape="id8" draw:start-glue-point="0" draw:end-shape="id5" draw:end-glue-point="0">
          <text:p text:style-name="P5"/>
        </draw:connector>
        <draw:connector draw:style-name="gr8" draw:text-style-name="P4" draw:layer="layout" draw:type="curve" svg:x1="21.3cm" svg:y1="9.399cm" svg:x2="26.4cm" svg:y2="13.5cm" draw:start-shape="id11" draw:start-glue-point="10" draw:end-shape="id2" draw:end-glue-point="0">
          <text:p text:style-name="P5"/>
        </draw:connector>
        <draw:connector draw:style-name="gr10" draw:text-style-name="P4" draw:layer="layout" draw:type="curve" svg:x1="16.4cm" svg:y1="7.5cm" svg:x2="26.4cm" svg:y2="13.5cm" draw:start-shape="id5" draw:start-glue-point="0" draw:end-shape="id2" draw:end-glue-point="0">
          <text:p text:style-name="P5"/>
        </draw:connector>
        <draw:connector draw:style-name="gr11" draw:text-style-name="P1" draw:layer="layout" draw:type="curve" draw:line-skew="-0.425cm" svg:x1="6.9cm" svg:y1="6.5cm" svg:x2="26.4cm" svg:y2="13.5cm" draw:start-shape="id8" draw:start-glue-point="0" draw:end-shape="id2" draw:end-glue-point="0">
          <text:p text:style-name="P5"/>
        </draw:connector>
        <draw:rect draw:style-name="gr7" draw:text-style-name="P3" draw:id="id15" draw:layer="layout" svg:width="1.5cm" svg:height="1.5cm" svg:x="-10.6cm" svg:y="10.3cm">
          <text:p text:style-name="P2"><text:span text:style-name="T1">P1</text:span></text:p>
        </draw:rect>
        <draw:rect draw:style-name="gr12" draw:text-style-name="P3" draw:id="id13" draw:layer="layout" svg:width="1.5cm" svg:height="1.5cm" svg:x="-6.8cm" svg:y="10.3cm">
          <text:p text:style-name="P2"><text:span text:style-name="T1">P2</text:span></text:p>
        </draw:rect>
        <draw:rect draw:style-name="gr12" draw:text-style-name="P3" draw:id="id18" draw:layer="layout" svg:width="1.5cm" svg:height="1.5cm" svg:x="-2.9cm" svg:y="10.3cm">
          <text:p text:style-name="P2"><text:span text:style-name="T1">P3</text:span></text:p>
        </draw:rect>
        <draw:connector draw:style-name="gr8" draw:text-style-name="P4" draw:layer="layout" draw:type="curve" svg:x1="-9.751cm" svg:y1="7.665cm" svg:x2="-6.05cm" svg:y2="10.3cm" draw:start-shape="id12" draw:start-glue-point="8" draw:end-shape="id13" draw:end-glue-point="0">
          <text:p text:style-name="P5"/>
        </draw:connector>
        <draw:connector draw:style-name="gr8" draw:text-style-name="P4" draw:layer="layout" draw:type="curve" svg:x1="-11.167cm" svg:y1="8.916cm" svg:x2="-9.85cm" svg:y2="10.3cm" draw:start-shape="id14" draw:start-glue-point="10" draw:end-shape="id15" draw:end-glue-point="0">
          <text:p text:style-name="P5"/>
        </draw:connector>
        <draw:connector draw:style-name="gr8" draw:text-style-name="P4" draw:layer="layout" draw:type="curve" svg:x1="-10.751cm" svg:y1="6cm" svg:x2="-9.85cm" svg:y2="10.3cm" draw:start-shape="id16" draw:start-glue-point="8" draw:end-shape="id15" draw:end-glue-point="0">
          <text:p text:style-name="P5"/>
        </draw:connector>
        <draw:connector draw:style-name="gr9" draw:text-style-name="P4" draw:layer="layout" draw:type="curve" svg:x1="-3.5cm" svg:y1="8.916cm" svg:x2="-2.15cm" svg:y2="10.3cm" draw:start-shape="id17" draw:start-glue-point="10" draw:end-shape="id18" draw:end-glue-point="0">
          <text:p text:style-name="P5"/>
        </draw:connector>
        <draw:connector draw:style-name="gr8" draw:text-style-name="P4" draw:layer="layout" draw:type="curve" svg:x1="-9.335cm" svg:y1="15.583cm" svg:x2="-2.15cm" svg:y2="11.8cm" draw:start-shape="id19" draw:start-glue-point="10" draw:end-shape="id18" draw:end-glue-point="2">
          <text:p text:style-name="P5"/>
        </draw:connector>
        <draw:connector draw:style-name="gr8" draw:text-style-name="P4" draw:layer="layout" draw:type="curve" svg:x1="-8.5cm" svg:y1="13.916cm" svg:x2="-2.15cm" svg:y2="11.8cm" draw:start-shape="id20" draw:start-glue-point="10" draw:end-shape="id18" draw:end-glue-point="2">
          <text:p text:style-name="P5"/>
        </draw:connector>
        <draw:connector draw:style-name="gr9" draw:text-style-name="P4" draw:layer="layout" draw:type="curve" svg:x1="-3.5cm" svg:y1="6.416cm" svg:x2="-9.85cm" svg:y2="10.3cm" draw:start-shape="id21" draw:start-glue-point="6" draw:end-shape="id15" draw:end-glue-point="0">
          <text:p text:style-name="P5"/>
        </draw:connector>
        <draw:connector draw:style-name="gr8" draw:text-style-name="P4" draw:layer="layout" draw:type="curve" svg:x1="-2.626cm" svg:y1="14.933cm" svg:x2="-6.05cm" svg:y2="11.8cm" draw:start-shape="id22" draw:start-glue-point="6" draw:end-shape="id13" draw:end-glue-point="2">
          <text:p text:style-name="P5"/>
        </draw:connector>
        <draw:connector draw:style-name="gr13" draw:text-style-name="P4" draw:layer="layout" draw:type="line" svg:x1="-9.1cm" svg:y1="11.05cm" svg:x2="-6.8cm" svg:y2="11.05cm" draw:start-shape="id15" draw:start-glue-point="1" draw:end-shape="id13" draw:end-glue-point="3">
          <text:p text:style-name="P5"/>
        </draw:connector>
        <draw:connector draw:style-name="gr13" draw:text-style-name="P4" draw:layer="layout" draw:type="line" svg:x1="-5.3cm" svg:y1="11.05cm" svg:x2="-2.9cm" svg:y2="11.05cm" draw:start-shape="id13" draw:start-glue-point="1" draw:end-shape="id18" draw:end-glue-point="3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2T21:38:26</dc:date>
    <meta:editing-cycles>7</meta:editing-cycles>
    <meta:editing-duration>PT40M3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